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1" style:master-page-name="MP0" style:family="paragraph">
      <style:paragraph-properties fo:break-before="page"/>
    </style:style>
    <style:style style:name="TableColumn3" style:family="table-column">
      <style:table-column-properties style:column-width="3.4625in" style:use-optimal-column-width="false"/>
    </style:style>
    <style:style style:name="TableColumn4" style:family="table-column">
      <style:table-column-properties style:column-width="3.4625in" style:use-optimal-column-width="false"/>
    </style:style>
    <style:style style:name="Table2" style:family="table">
      <style:table-properties style:width="6.925in" fo:margin-left="0in" table:align="left"/>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 style:parent-style-name="TableContents" style:family="paragraph">
      <style:paragraph-properties fo:text-align="center"/>
      <style:text-properties fo:font-weight="bold" style:font-weight-asian="bold" style:font-weight-complex="bold"/>
    </style:style>
    <style:style style:name="TableCell8" style:family="table-cell">
      <style:table-cell-properties fo:border="0.0034in solid #000000" style:writing-mode="lr-tb" fo:padding-top="0.0381in" fo:padding-left="0.0381in" fo:padding-bottom="0.0381in" fo:padding-right="0.0381in"/>
    </style:style>
    <style:style style:name="P9" style:parent-style-name="Standard" style:family="paragraph">
      <style:paragraph-properties fo:text-align="center"/>
    </style:style>
    <style:style style:name="TableRow10" style:family="table-row">
      <style:table-row-properties style:use-optimal-row-height="false"/>
    </style:style>
    <style:style style:name="TableCell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 style:parent-style-name="TableContents" style:family="paragraph">
      <style:paragraph-properties fo:text-align="center"/>
      <style:text-properties fo:font-weight="bold" style:font-weight-asian="bold" style:font-weight-complex="bold"/>
    </style:style>
    <style:style style:name="TableCell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 style:parent-style-name="TableContents" style:family="paragraph">
      <style:paragraph-properties fo:text-align="center"/>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paragraph-properties fo:text-align="center"/>
      <style:text-properties fo:font-weight="bold" style:font-weight-asian="bold" style:font-weight-complex="bold"/>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TableContents" style:family="paragraph">
      <style:paragraph-properties fo:text-align="center"/>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 style:parent-style-name="TableContents" style:family="paragraph">
      <style:paragraph-properties fo:text-align="center"/>
      <style:text-properties fo:font-weight="bold" style:font-weight-asian="bold" style:font-weight-complex="bold"/>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 style:parent-style-name="TableContents" style:family="paragraph">
      <style:paragraph-properties fo:text-align="center"/>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paragraph-properties fo:text-align="center"/>
      <style:text-properties fo:font-weight="bold" style:font-weight-asian="bold" style:font-weight-complex="bold"/>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 style:parent-style-name="TableContents" style:family="paragraph">
      <style:paragraph-properties fo:text-align="center"/>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paragraph-properties fo:text-align="center"/>
      <style:text-properties fo:font-weight="bold" style:font-weight-asian="bold" style:font-weight-complex="bold"/>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 style:parent-style-name="TableContents" style:family="paragraph">
      <style:paragraph-properties fo:text-align="center"/>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paragraph-properties fo:text-align="center"/>
      <style:text-properties fo:font-weight="bold" style:font-weight-asian="bold" style:font-weight-complex="bold"/>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TableContents" style:family="paragraph">
      <style:paragraph-properties fo:text-align="center"/>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ableColumn46" style:family="table-column">
      <style:table-column-properties style:column-width="3.4625in" style:use-optimal-column-width="false"/>
    </style:style>
    <style:style style:name="TableColumn47" style:family="table-column">
      <style:table-column-properties style:column-width="3.4625in" style:use-optimal-column-width="false"/>
    </style:style>
    <style:style style:name="Table45" style:family="table">
      <style:table-properties style:width="6.925in" fo:margin-left="0in" table:align="left"/>
    </style:style>
    <style:style style:name="TableRow48" style:family="table-row">
      <style:table-row-properties style:use-optimal-row-height="false"/>
    </style:style>
    <style:style style:name="TableCell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paragraph-properties fo:text-align="center"/>
      <style:text-properties fo:font-weight="bold" style:font-weight-asian="bold" style:font-weight-complex="bold"/>
    </style:style>
    <style:style style:name="TableCell51" style:family="table-cell">
      <style:table-cell-properties fo:border="0.0034in solid #000000" style:writing-mode="lr-tb" fo:padding-top="0.0381in" fo:padding-left="0.0381in" fo:padding-bottom="0.0381in" fo:padding-right="0.0381in"/>
    </style:style>
    <style:style style:name="P52" style:parent-style-name="Standard" style:family="paragraph">
      <style:paragraph-properties fo:text-align="center"/>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paragraph-properties fo:text-align="center"/>
      <style:text-properties fo:font-weight="bold" style:font-weight-asian="bold" style:font-weight-complex="bold"/>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TableContents" style:family="paragraph">
      <style:paragraph-properties fo:text-align="center"/>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text-align="center"/>
      <style:text-properties fo:font-weight="bold" style:font-weight-asian="bold" style:font-weight-complex="bold"/>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TableContents" style:family="paragraph">
      <style:paragraph-properties fo:text-align="center"/>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text-properties fo:font-weight="bold" style:font-weight-asian="bold" style:font-weight-complex="bold"/>
    </style:style>
    <style:style style:name="TableCell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text-properties fo:font-weight="bold" style:font-weight-asian="bold" style:font-weight-complex="bold"/>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TableContents" style:family="paragraph">
      <style:paragraph-properties fo:text-align="center"/>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center"/>
      <style:text-properties fo:font-weight="bold" style:font-weight-asian="bold" style:font-weight-complex="bold"/>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ableContents" style:family="paragraph">
      <style:paragraph-properties fo:text-align="center"/>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ableColumn85" style:family="table-column">
      <style:table-column-properties style:column-width="3.4625in" style:use-optimal-column-width="false"/>
    </style:style>
    <style:style style:name="TableColumn86" style:family="table-column">
      <style:table-column-properties style:column-width="3.4625in" style:use-optimal-column-width="false"/>
    </style:style>
    <style:style style:name="Table84" style:family="table">
      <style:table-properties style:width="6.925in" fo:margin-left="0in" table:align="left"/>
    </style:style>
    <style:style style:name="TableRow87" style:family="table-row">
      <style:table-row-properties style:use-optimal-row-height="false"/>
    </style:style>
    <style:style style:name="TableCell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center"/>
      <style:text-properties fo:font-weight="bold" style:font-weight-asian="bold" style:font-weight-complex="bold"/>
    </style:style>
    <style:style style:name="TableCell90" style:family="table-cell">
      <style:table-cell-properties fo:border="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center"/>
      <style:text-properties fo:font-weight="bold" style:font-weight-asian="bold" style:font-weight-complex="bold"/>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center"/>
      <style:text-properties fo:font-weight="bold" style:font-weight-asian="bold" style:font-weight-complex="bold"/>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text-properties fo:font-weight="bold" style:font-weight-asian="bold" style:font-weight-complex="bold"/>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T112" style:parent-style-name="DefaultParagraphFont" style:family="text">
      <style:text-properties fo:font-style="italic" style:font-style-asian="italic" style:font-style-complex="italic"/>
    </style:style>
    <style:style style:name="P113" style:parent-style-name="Textbody" style:family="paragraph"/>
    <style:style style:name="P114" style:parent-style-name="Textbody" style:family="paragraph"/>
  </office:automatic-styles>
  <office:body>
    <office:text text:use-soft-page-breaks="true">
      <text:h text:style-name="P1" text:outline-level="1">Preparing the infrastructure</text:h>
      <text:p text:style-name="Textbody">This section contains all the information about the server and client machine specifications and explanations as to why.</text:p>
      <text:h text:style-name="Heading2" text:outline-level="2">Server Spec</text:h>
      <text:p text:style-name="Textbody">The server is a<text:s/>virtual machine in the secure defense cloud of Microsoft Azure.</text:p>
      <table:table table:style-name="Table2">
        <table:table-columns>
          <table:table-column table:style-name="TableColumn3"/>
          <table:table-column table:style-name="TableColumn4"/>
        </table:table-columns>
        <table:table-row table:style-name="TableRow5">
          <table:table-cell table:style-name="TableCell6">
            <text:p text:style-name="P7">Operating System (OS)</text:p>
          </table:table-cell>
          <table:table-cell table:style-name="TableCell8">
            <text:p text:style-name="P9">Windows Server 2019</text:p>
          </table:table-cell>
        </table:table-row>
        <table:table-row table:style-name="TableRow10">
          <table:table-cell table:style-name="TableCell11">
            <text:p text:style-name="P12">GPU</text:p>
          </table:table-cell>
          <table:table-cell table:style-name="TableCell13">
            <text:p text:style-name="P14">NVIDIA P100</text:p>
          </table:table-cell>
        </table:table-row>
        <table:table-row table:style-name="TableRow15">
          <table:table-cell table:style-name="TableCell16">
            <text:p text:style-name="P17">Driver Version</text:p>
          </table:table-cell>
          <table:table-cell table:style-name="TableCell18">
            <text:p text:style-name="P19">451.48</text:p>
          </table:table-cell>
        </table:table-row>
        <table:table-row table:style-name="TableRow20">
          <table:table-cell table:style-name="TableCell21">
            <text:p text:style-name="P22">CPU</text:p>
          </table:table-cell>
          <table:table-cell table:style-name="TableCell23">
            <text:p text:style-name="P24">Intel Xeon E5-2690 v9</text:p>
          </table:table-cell>
        </table:table-row>
        <table:table-row table:style-name="TableRow25">
          <table:table-cell table:style-name="TableCell26">
            <text:p text:style-name="P27">Memory</text:p>
          </table:table-cell>
          <table:table-cell table:style-name="TableCell28">
            <text:p text:style-name="P29">112 GiB</text:p>
          </table:table-cell>
        </table:table-row>
        <table:table-row table:style-name="TableRow30">
          <table:table-cell table:style-name="TableCell31">
            <text:p text:style-name="P32">Location</text:p>
          </table:table-cell>
          <table:table-cell table:style-name="TableCell33">
            <text:p text:style-name="P34">Europe West (Amsterdam)</text:p>
          </table:table-cell>
        </table:table-row>
        <table:table-row table:style-name="TableRow35">
          <table:table-cell table:style-name="TableCell36">
            <text:p text:style-name="P37">Azure VM Series</text:p>
          </table:table-cell>
          <table:table-cell table:style-name="TableCell38">
            <text:p text:style-name="P39">NC6s v2</text:p>
          </table:table-cell>
        </table:table-row>
      </table:table>
      <text:p text:style-name="Textbody"/>
      <text:p text:style-name="Textbody"><text:span text:style-name="T40">Why<text:s/></text:span><text:span text:style-name="T41">Windows Server 2019:</text:span><text:s/>For some reason there is an issue with Windows<text:s/>10, where performance degrades, even though the driver version and everything else is the same.<text:s/>I am not sure why this occurs, but as Windows<text:s/>Server is able to run steam and games<text:s/>we are just going to use that.</text:p>
      <text:p text:style-name="Textbody"><text:span text:style-name="T42">Why this GPU/VM Series</text:span>: The NVIDIA CloudXR software requires a GPU of the Pascal or later Architecture. The P100 was the only card that I could find that fulfilled this requirement. The configuration also has the minimum requirements in terms of GPU, CPU and Memory power.</text:p>
      <text:p text:style-name="Textbody"><text:span text:style-name="T43">Location:<text:s/></text:span>Deploy the VM as<text:s/>close to the client/target location as possible to minimize Latency. The servers of the Europe West group are stationed near Amsterdam.</text:p>
      <text:p text:style-name="Textbody"><text:span text:style-name="T44">IP Address:<text:s/></text:span><text:s/>Make sure the IP address is static, so that you do not have to worry about it changing.</text:p>
      <text:h text:style-name="Heading2" text:outline-level="2">Client Spec</text:h>
      <table:table table:style-name="Table45">
        <table:table-columns>
          <table:table-column table:style-name="TableColumn46"/>
          <table:table-column table:style-name="TableColumn47"/>
        </table:table-columns>
        <table:table-row table:style-name="TableRow48">
          <table:table-cell table:style-name="TableCell49">
            <text:p text:style-name="P50">Operating System (OS)</text:p>
          </table:table-cell>
          <table:table-cell table:style-name="TableCell51">
            <text:p text:style-name="P52">Windows 10</text:p>
          </table:table-cell>
        </table:table-row>
        <table:table-row table:style-name="TableRow53">
          <table:table-cell table:style-name="TableCell54">
            <text:p text:style-name="P55">GPU</text:p>
          </table:table-cell>
          <table:table-cell table:style-name="TableCell56">
            <text:p text:style-name="P57">Any NVIDIA Graphics card with Pascal or later architecture (I used GeForce RTX 2080 Ti)</text:p>
          </table:table-cell>
        </table:table-row>
        <table:table-row table:style-name="TableRow58">
          <table:table-cell table:style-name="TableCell59">
            <text:p text:style-name="P60">Driver Version</text:p>
          </table:table-cell>
          <table:table-cell table:style-name="TableCell61">
            <text:p text:style-name="P62">432.00</text:p>
          </table:table-cell>
        </table:table-row>
        <table:table-row table:style-name="TableRow63">
          <table:table-cell table:style-name="TableCell64">
            <text:p text:style-name="P65">CPU</text:p>
          </table:table-cell>
          <table:table-cell table:style-name="TableCell66">
            <text:p text:style-name="P67">Intel I7-7820X or similar</text:p>
          </table:table-cell>
        </table:table-row>
        <table:table-row table:style-name="TableRow68">
          <table:table-cell table:style-name="TableCell69">
            <text:p text:style-name="P70"><text:s/>Memory</text:p>
          </table:table-cell>
          <table:table-cell table:style-name="TableCell71">
            <text:p text:style-name="P72">&gt;= 64 GiB (recommended)</text:p>
          </table:table-cell>
        </table:table-row>
        <table:table-row table:style-name="TableRow73">
          <table:table-cell table:style-name="TableCell74">
            <text:p text:style-name="P75">VR Headset</text:p>
          </table:table-cell>
          <table:table-cell table:style-name="TableCell76">
            <text:p text:style-name="P77">HTC Vive, HTC Vive Pro or Valve Index</text:p>
          </table:table-cell>
        </table:table-row>
      </table:table>
      <text:p text:style-name="Textbody"/>
      <text:p text:style-name="Textbody">The client machine is the PC the VR headset is connected to. It will also have the client CloudXR software installed, but more to that in the next section. The most imporant thing again is to have a<text:s/><text:soft-page-break/>NVIDIA GPU of<text:s/><text:span text:style-name="T78">Pascal or later architecture.<text:s/></text:span>Apart from<text:s/>that the computer has to have enough power to comfortably run VR games, so make sure to install a good CPU, enough RAM and if possible a fast SSD.</text:p>
      <text:h text:style-name="Heading2" text:outline-level="2">Network Spec</text:h>
      <text:p text:style-name="Textbody">According to the offical documentation the available network bandwidth on both machines should be minumum 50 Mbps, preferably 60 Mbps.</text:p>
      <text:h text:style-name="Heading1" text:outline-level="1">Installing the software</text:h>
      <text:p text:style-name="Textbody">This section details what software has to be installed on each machine.</text:p>
      <text:h text:style-name="Heading2" text:outline-level="2">Server Software</text:h>
      <text:p text:style-name="Textbody"><text:span text:style-name="T79">CloudXR Server:<text:s/></text:span><text:span text:style-name="T80"><text:tab/></text:span>Install the CloudXR software and select the server part + redistributables when<text:s/>prompted. Also install the following requirement: Microsoft June 2010 DirectX SDK: https://www.microsoft.com/en-us/download/details.aspx?id=8109</text:p>
      <text:p text:style-name="Textbody"><text:span text:style-name="T81">Steam + SteamVR:<text:s/></text:span><text:span text:style-name="T82"><text:tab/></text:span>Install Steam and then SteamVR. Make sure to have the latest patch.</text:p>
      <text:p text:style-name="Textbody">The CloudXR software ties<text:s/>into SteamVR to simulate a connected headset for the server machine. For the games started on the server it is as if the VR headset was connected to the server physically. Also download the game/application you want to use. Any OpenVR application is possible.</text:p>
      <text:p text:style-name="Textbody"><text:span text:style-name="T83">GPU Driver:<text:s/></text:span>This one is a bit tricky. The P100 GPU is not a gaming card and as such only comes with compute drivers. This is what I believe to have caused the performance issues. The solution was to install NVIDIA’s GRID software, which has a compatible vGPU driver. First update the GPU driver to the latest version. Then download the following vGPU software (accessed 19.10.2020):</text:p>
      <table:table table:style-name="Table84">
        <table:table-columns>
          <table:table-column table:style-name="TableColumn85"/>
          <table:table-column table:style-name="TableColumn86"/>
        </table:table-columns>
        <table:table-row table:style-name="TableRow87">
          <table:table-cell table:style-name="TableCell88">
            <text:p text:style-name="P89">Platform</text:p>
          </table:table-cell>
          <table:table-cell table:style-name="TableCell90">
            <text:p text:style-name="TableContents"><text:s/>Microsoft Windows Hyper-V</text:p>
          </table:table-cell>
        </table:table-row>
        <table:table-row table:style-name="TableRow91">
          <table:table-cell table:style-name="TableCell92">
            <text:p text:style-name="P93">Platform Version</text:p>
          </table:table-cell>
          <table:table-cell table:style-name="TableCell94">
            <text:p text:style-name="TableContents">2019</text:p>
          </table:table-cell>
        </table:table-row>
        <table:table-row table:style-name="TableRow95">
          <table:table-cell table:style-name="TableCell96">
            <text:p text:style-name="P97">Product Version</text:p>
          </table:table-cell>
          <table:table-cell table:style-name="TableCell98">
            <text:p text:style-name="TableContents">8.5</text:p>
          </table:table-cell>
        </table:table-row>
        <table:table-row table:style-name="TableRow99">
          <table:table-cell table:style-name="TableCell100">
            <text:p text:style-name="P101">Description</text:p>
          </table:table-cell>
          <table:table-cell table:style-name="TableCell102">
            <text:p text:style-name="TableContents">NVIDIA vGPU for Windows</text:p>
          </table:table-cell>
        </table:table-row>
      </table:table>
      <text:p text:style-name="Textbody"/>
      <text:p text:style-name="Textbody">Install the software on the server, this also requires you to install a licensing server. All the relevant documentation is available on the<text:s/><text:a xlink:href="https://www.nvidia.com/en-us/data-center/buy-grid/" office:target-frame-name="_top" xlink:show="replace">website</text:a>. Jeroen has the login data for the website.</text:p>
      <text:p text:style-name="Textbody"><text:span text:style-name="T103">VNC Server:<text:s/></text:span>The official guide explicitly advises against using Microsoft Remote Desktop, as it is known to lead to crashes. Instead install a VNC server on the server machine and configure it to start on boot. I used<text:s/><text:a xlink:href="https://www.tightvnc.com/" office:target-frame-name="_top" xlink:show="replace">TightVNC</text:a><text:s/>as my VNC server.</text:p>
      <text:h text:style-name="Heading2" text:outline-level="2">Client Software</text:h>
      <text:p text:style-name="Textbody"><text:span text:style-name="T104">CloudXR Client:<text:s/></text:span>Install the CloudXR software and select the client part + redistributables. Also install the DirectX SDK from above.</text:p>
      <text:soft-page-break/>
      <text:p text:style-name="Textbody"><text:span text:style-name="T105">Steam + SteamVR:<text:s/></text:span>As before Steam and SteamVR has to be installed. Make<text:s/>sure to have updated to the latest SteamVR version.</text:p>
      <text:p text:style-name="Textbody"><text:span text:style-name="T106">VNC Client:<text:s/></text:span>Install a VNC client to connect to the server. I used TightVNC’s viewer software.</text:p>
      <text:h text:style-name="Heading1" text:outline-level="1">Using the prototype</text:h>
      <text:p text:style-name="Textbody">After installing all the required software all that is left is to establish a connection,<text:s/>select an application and start playing. The steps to establish a connection are as follows:</text:p>
      <text:list text:style-name="LFO1" text:continue-numbering="true">
        <text:list-item>
          <text:p text:style-name="P107">Start the server VM and connect to it via VNC once it booted up.</text:p>
        </text:list-item>
        <text:list-item>
          <text:p text:style-name="P108">Start SteamVR on the server.</text:p>
        </text:list-item>
        <text:list-item>
          <text:p text:style-name="P109">Start the client machine and start SteamVR. (Make sure the headset<text:s/>is connected)</text:p>
        </text:list-item>
        <text:list-item>
          <text:p text:style-name="P110">Open a command window and navigate to the install directory of your CloudXR installation. Normally that is “<text:a xlink:href="file:///C:/Program" office:target-frame-name="_top" xlink:show="replace">C:/Program</text:a><text:s/>Files/NVIDIA Corporation/CloudXR/Client/CloudXRClient.exe”</text:p>
        </text:list-item>
        <text:list-item>
          <text:p text:style-name="P111">To connect to the server execute the following command: “CloudXRClient.exe -s *<text:span text:style-name="T112">Your server IP*<text:s/></text:span>”</text:p>
        </text:list-item>
        <text:list-item>
          <text:p text:style-name="P113">The software should then connect to the server. Once the connection is established you should see a<text:s/>VR headset symbol in the SteamVR window of the server machine.</text:p>
        </text:list-item>
        <text:list-item>
          <text:p text:style-name="P114">Start the OpenVR application of your choice on the server and start playing.</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ent 2020</dc:creator>
    <meta:creation-date>2017-10-20T23:40:00Z</meta:creation-date>
    <dc:date>2020-10-26T08:07:00Z</dc:date>
    <meta:template xlink:href="Normal" xlink:type="simple"/>
    <meta:editing-cycles>6</meta:editing-cycles>
    <meta:editing-duration>PT1380S</meta:editing-duration>
    <meta:document-statistic meta:page-count="3" meta:paragraph-count="10" meta:word-count="768" meta:character-count="5137" meta:row-count="36" meta:non-whitespace-character-count="4379"/>
  </office:meta>
</office:document-meta>
</file>